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adastro(</text:p>
      <text:p text:style-name="Standard">CPF int (12) primary key,</text:p>
      <text:p text:style-name="Standard">id_usuario int (4),</text:p>
      <text:p text:style-name="Standard">nome varchar (50),</text:p>
      <text:p text:style-name="Standard">email varchar(50),</text:p>
      <text:p text:style-name="Standard">senha varchar (40));</text:p>
      <text:p text:style-name="Standard"/>
      <text:p text:style-name="Standard"/>
      <text:p text:style-name="Standard">CREATE TABLE ReservaLaboratorio (</text:p>
      <text:p text:style-name="Standard"><text:s text:c="4"/>id INT AUTO_INCREMENT PRIMARY KEY,</text:p>
      <text:p text:style-name="Standard"><text:s text:c="4"/>laboratorio_id INT,</text:p>
      <text:p text:style-name="Standard"><text:s text:c="4"/>id_usuario INT,</text:p>
      <text:p text:style-name="Standard"><text:s text:c="4"/>data_reserva DATE,</text:p>
      <text:p text:style-name="Standard"><text:s text:c="4"/>hora_aula TIME,</text:p>
      <text:p text:style-name="Standard"><text:s text:c="4"/>FOREIGN KEY (laboratorio_id) REFERENCES Laboratorio(id),</text:p>
      <text:p text:style-name="Standard"><text:s text:c="4"/>FOREIGN KEY (id_usuario) REFERENCES Usuario(id)</text:p>
      <text:p text:style-name="Standard">);</text:p>
      <text:p text:style-name="Standard"/>
      <text:p text:style-name="Standard"/>
      <text:p text:style-name="Standard"/>
      <text:p text:style-name="Standard">CREATE TABLE Laboratorio (</text:p>
      <text:p text:style-name="Standard"><text:s text:c="4"/>laboratorio_id int(4) primary key,</text:p>
      <text:p text:style-name="Standard"><text:s text:c="4"/>nome VARCHAR(100) NOT NULL,</text:p>
      <text:p text:style-name="Standard"><text:s text:c="4"/>localizacao int(2),</text:p>
      <text:p text:style-name="Standard"><text:s text:c="4"/>descricao TEXT</text:p>
      <text:p text:style-name="Standard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08:44:33.923003840</meta:creation-date>
    <dc:date>2024-04-08T08:45:21.054617214</dc:date>
    <meta:editing-duration>PT47S</meta:editing-duration>
    <meta:editing-cycles>1</meta:editing-cycles>
    <meta:document-statistic meta:table-count="0" meta:image-count="0" meta:object-count="0" meta:page-count="1" meta:paragraph-count="21" meta:word-count="64" meta:character-count="527" meta:non-whitespace-character-count="440"/>
    <meta:generator>LibreOffice/6.4.7.2$Linux_X86_64 LibreOffice_project/40$Build-2</meta:generator>
  </office:meta>
</office:document-meta>
</file>